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</style:style>
    <style:style style:name="TableColumn4" style:family="table-column">
      <style:table-column-properties style:column-width="6.293in"/>
    </style:style>
    <style:style style:name="Table3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olumn39" style:family="table-column">
      <style:table-column-properties style:column-width="6.293in"/>
    </style:style>
    <style:style style:name="Table38" style:family="table">
      <style:table-properties style:width="6.293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Paragraphedeliste" style:list-style-name="LFO1" style:family="paragraph"/>
    <style:style style:name="P58" style:parent-style-name="Paragraphedeliste" style:list-style-name="LFO1" style:family="paragraph"/>
    <style:style style:name="TableColumn60" style:family="table-column">
      <style:table-column-properties style:column-width="6.293in"/>
    </style:style>
    <style:style style:name="Table59" style:family="table">
      <style:table-properties style:width="6.293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olumn70" style:family="table-column">
      <style:table-column-properties style:column-width="6.293in"/>
    </style:style>
    <style:style style:name="Table69" style:family="table">
      <style:table-properties style:width="6.293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olumn80" style:family="table-column">
      <style:table-column-properties style:column-width="6.293in"/>
    </style:style>
    <style:style style:name="Table79" style:family="table">
      <style:table-properties style:width="6.293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101" style:parent-style-name="Policepardéfaut" style:family="text">
      <style:text-properties fo:language="en" fo:country="US"/>
    </style:style>
    <style:style style:name="P102" style:parent-style-name="Normal" style:family="paragraph">
      <style:paragraph-properties fo:margin-bottom="0in" fo:line-height="100%"/>
      <style:text-properties fo:language="en" fo:country="US"/>
    </style:style>
    <style:style style:name="P103" style:parent-style-name="Normal" style:family="paragraph">
      <style:paragraph-properties fo:margin-bottom="0in" fo:line-height="100%"/>
      <style:text-properties fo:language="en" fo:country="US"/>
    </style:style>
    <style:style style:name="P104" style:parent-style-name="Normal" style:family="paragraph">
      <style:paragraph-properties fo:margin-bottom="0in" fo:line-height="100%"/>
      <style:text-properties fo:language="en" fo:country="US"/>
    </style:style>
    <style:style style:name="P105" style:parent-style-name="Normal" style:family="paragraph">
      <style:paragraph-properties fo:margin-bottom="0in" fo:line-height="100%"/>
    </style:style>
    <style:style style:name="T106" style:parent-style-name="Policepardéfaut" style:family="text">
      <style:text-properties fo:language="en" fo:country="US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Correction MCD mediatek</text:p>
      <text:p text:style-name="P2">Nous écrivons<text:s/>tout d’abord les<text:s/>entités. Nous indiquons<text:s/>ensuite leurs propriétés.<text:s/>Nous<text:s/>rappellons<text:s/>que l’on ne note que les propriétés associées à l’auteur.<text:s/>Nous indiquerons<text:s/>les <text:s/>données liées aux autres entités dans l’étape suivante, notamment les clés étrangères ou tables (lorsque l’on a un lien N/N).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&lt;MCD&gt;</text:p>
            <text:p text:style-name="P8"><text:s text:c="4"/>&lt;entités&gt;</text:p>
            <text:p text:style-name="P9"><text:s text:c="4"/>oeuvre :</text:p>
            <text:p text:style-name="P10"><text:s text:c="4"/>- id (AI)</text:p>
            <text:p text:style-name="P11"><text:s text:c="4"/>- titre (varchar)</text:p>
            <text:p text:style-name="P12"><text:s text:c="4"/>- date_achat : date</text:p>
            <text:p text:style-name="P13"><text:s text:c="4"/>- prix_achat : float</text:p>
            <text:p text:style-name="P14"/>
            <text:p text:style-name="P15"><text:s text:c="4"/>support :<text:s/></text:p>
            <text:p text:style-name="P16"><text:s text:c="4"/>- id (AI)</text:p>
            <text:p text:style-name="P17"><text:s text:c="4"/>- libelle (varchar)</text:p>
            <text:p text:style-name="P18"/>
            <text:p text:style-name="P19"><text:s text:c="4"/>auteur :<text:s/></text:p>
            <text:p text:style-name="P20"><text:s text:c="4"/>- id (AI)</text:p>
            <text:p text:style-name="P21"><text:s text:c="4"/>- nom (varchar)</text:p>
            <text:p text:style-name="P22"><text:s text:c="4"/>- prenom (varchar)</text:p>
            <text:p text:style-name="P23"><text:s text:c="4"/>&lt;/entités&gt;</text:p>
            <text:p text:style-name="P24"/>
            <text:p text:style-name="P25"><text:s text:c="4"/>&lt;associations&gt;</text:p>
            <text:p text:style-name="P26"><text:s text:c="4"/>appartenir :</text:p>
            <text:p text:style-name="P27"><text:s text:c="4"/>- oeuvre 1,1</text:p>
            <text:p text:style-name="P28"><text:s text:c="4"/>- support 0,n</text:p>
            <text:p text:style-name="P29"/>
            <text:p text:style-name="P30"><text:s text:c="4"/>produire :<text:s/></text:p>
            <text:p text:style-name="P31"><text:s text:c="4"/>- oeuvre</text:p>
            <text:p text:style-name="P32"><text:s text:c="4"/>- auteur</text:p>
            <text:p text:style-name="P33"><text:s text:c="4"/>&lt;/associations&gt;</text:p>
            <text:p text:style-name="P34">&lt;/MCD&gt;</text:p>
          </table:table-cell>
        </table:table-row>
        <table:table-row table:style-name="TableRow35">
          <table:table-cell table:style-name="TableCell36">
            <text:p text:style-name="P37">Correction de la partie<text:s/>entités<text:s/>du MCD</text:p>
          </table:table-cell>
        </table:table-row>
      </table:table>
      <text:p text:style-name="Normal"/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P42"><text:s text:c="4"/>&lt;associations&gt;</text:p>
            <text:p text:style-name="P43"><text:s text:c="4"/>appartenir :</text:p>
            <text:p text:style-name="P44"><text:s text:c="4"/>- oeuvre 1,1</text:p>
            <text:p text:style-name="P45"><text:s text:c="4"/>- support 0,n</text:p>
            <text:p text:style-name="P46"/>
            <text:p text:style-name="P47"><text:s text:c="4"/>produire :<text:s/></text:p>
            <text:p text:style-name="P48"><text:s text:c="4"/>- auteur 1,n</text:p>
            <text:p text:style-name="P49"><text:s text:c="4"/>- oeuvre 1,n</text:p>
            <text:p text:style-name="P50"><text:s text:c="4"/></text:p>
            <text:p text:style-name="P51"><text:s text:c="4"/>&lt;/associations&gt;</text:p>
          </table:table-cell>
        </table:table-row>
        <table:table-row table:style-name="TableRow52">
          <table:table-cell table:style-name="TableCell53">
            <text:p text:style-name="P54">Construction des associations du MCD</text:p>
          </table:table-cell>
        </table:table-row>
      </table:table>
      <text:p text:style-name="Normal"/>
      <text:p text:style-name="Normal">Notons qu’il n’y a aucune clé supplémentaire dans l’association !<text:s/>Il est autorisé de mélanger MCD et MLD si on balise correctement notre travail.</text:p>
      <text:soft-page-break/>
      <text:p text:style-name="P55">Correction MLD<text:s/></text:p>
      <text:p text:style-name="Normal"><text:span text:style-name="T56">Règles de transformation :</text:span></text:p>
      <text:list text:style-name="LFO1" text:continue-numbering="true">
        <text:list-item>
          <text:p text:style-name="P57">Les entités deviennent des tables</text:p>
        </text:list-item>
        <text:list-item>
          <text:p text:style-name="P58">On écrit<text:s/>les associations<text:s/>avec le max des cardinalités. L’association<text:s/></text:p>
        </text:list-item>
      </text:list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P63">appartenir : 1-n</text:p>
            <text:p text:style-name="P64">oeuvre 1,1</text:p>
            <text:p text:style-name="P65">support 0,n</text:p>
          </table:table-cell>
        </table:table-row>
        <table:table-row table:style-name="TableRow66">
          <table:table-cell table:style-name="TableCell67">
            <text:p text:style-name="P68">Une cardinalité 1-n donne lieu à une table où la clé étrangère est dans le « 1 » (appartenir)</text:p>
          </table:table-cell>
        </table:table-row>
      </table:table>
      <text:p text:style-name="Normal"/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P73"><text:s text:c="4"/>produire :</text:p>
            <text:p text:style-name="P74"><text:s text:c="4"/>- auteur 1,n</text:p>
            <text:p text:style-name="P75"><text:s text:c="4"/>- oeuvre 1,n <text:s/></text:p>
          </table:table-cell>
        </table:table-row>
        <table:table-row table:style-name="TableRow76">
          <table:table-cell table:style-name="TableCell77">
            <text:p text:style-name="P78">Une cardinalité de n-n qui donne lieu à une nouvelle table</text:p>
          </table:table-cell>
        </table:table-row>
      </table:table>
      <text:p text:style-name="Normal"><text:line-break/></text:p>
      <text:p text:style-name="Normal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&lt;MLD&gt;</text:p>
            <text:p text:style-name="P84"><text:s text:c="4"/>oeuvre :</text:p>
            <text:p text:style-name="P85"><text:s text:c="4"/>- id (PK)</text:p>
            <text:p text:style-name="P86"><text:s text:c="4"/>- titre (varchar)</text:p>
            <text:p text:style-name="P87"><text:s text:c="4"/>- date_achat : date</text:p>
            <text:p text:style-name="P88"><text:s text:c="4"/>- prix_achat : float</text:p>
            <text:p text:style-name="P89"><text:s text:c="4"/>- oeu_support (FK)</text:p>
            <text:p text:style-name="P90"/>
            <text:p text:style-name="P91"><text:s text:c="4"/>support :<text:s/></text:p>
            <text:p text:style-name="P92"><text:s text:c="4"/>- id (PK)</text:p>
            <text:p text:style-name="P93"><text:s text:c="4"/>- libelle (varchar)</text:p>
            <text:p text:style-name="P94"/>
            <text:p text:style-name="P95"><text:s text:c="4"/>auteur :<text:s/></text:p>
            <text:p text:style-name="P96"><text:s text:c="4"/>- id (PK)</text:p>
            <text:p text:style-name="P97"><text:s text:c="4"/>- nom (varchar)</text:p>
            <text:p text:style-name="P98"><text:s text:c="4"/>- prenom (varchar) <text:s text:c="3"/></text:p>
            <text:p text:style-name="P99"/>
            <text:p text:style-name="P100"><text:s text:c="4"/><text:span text:style-name="T101">produire :</text:span></text:p>
            <text:p text:style-name="P102"><text:s text:c="4"/>- pro_id (PK)</text:p>
            <text:p text:style-name="P103"><text:s text:c="4"/>- pro_auteur (FK)</text:p>
            <text:p text:style-name="P104"><text:s text:c="4"/>- pro_oeuvre (FK)</text:p>
            <text:p text:style-name="P105"><text:span text:style-name="T106"><text:s text:c="4"/></text:span>&lt;/associations&gt;</text:p>
            <text:p text:style-name="P107">&lt;/MLD&gt;</text:p>
          </table:table-cell>
        </table:table-row>
        <table:table-row table:style-name="TableRow108">
          <table:table-cell table:style-name="TableCell109">
            <text:p text:style-name="P11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ed Vn</meta:initial-creator>
    <dc:creator>Ced Vn</dc:creator>
    <meta:creation-date>2022-11-10T12:33:00Z</meta:creation-date>
    <dc:date>2022-11-10T13:14:00Z</dc:date>
    <meta:template xlink:href="Normal.dotm" xlink:type="simple"/>
    <meta:editing-cycles>31</meta:editing-cycles>
    <meta:editing-duration>PT2460S</meta:editing-duration>
    <meta:document-statistic meta:page-count="2" meta:paragraph-count="3" meta:word-count="287" meta:character-count="1866" meta:row-count="13" meta:non-whitespace-character-count="1582"/>
  </office:meta>
</office:document-meta>
</file>